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165.15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91.84pt"/>
    </style:style>
    <style:style style:name="co10" style:family="table-column">
      <style:table-column-properties fo:break-before="auto" style:column-width="102.64pt"/>
    </style:style>
    <style:style style:name="co11" style:family="table-column">
      <style:table-column-properties fo:break-before="auto" style:column-width="104.94pt"/>
    </style:style>
    <style:style style:name="co12" style:family="table-column">
      <style:table-column-properties fo:break-before="auto" style:column-width="155.14pt"/>
    </style:style>
    <style:style style:name="co13" style:family="table-column">
      <style:table-column-properties fo:break-before="auto" style:column-width="182.15pt"/>
    </style:style>
    <style:style style:name="co14" style:family="table-column">
      <style:table-column-properties fo:break-before="auto" style:column-width="141.25pt"/>
    </style:style>
    <style:style style:name="co15" style:family="table-column">
      <style:table-column-properties fo:break-before="auto" style:column-width="133.51pt"/>
    </style:style>
    <style:style style:name="co16" style:family="table-column">
      <style:table-column-properties fo:break-before="auto" style:column-width="213.79pt"/>
    </style:style>
    <style:style style:name="co17" style:family="table-column">
      <style:table-column-properties fo:break-before="auto" style:column-width="443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0"/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input len (sec)</text:p>
          </table:table-cell>
          <table:table-cell office:value-type="string" calcext:value-type="string">
            <text:p>embedding layer</text:p>
          </table:table-cell>
          <table:table-cell office:value-type="string" calcext:value-type="string">
            <text:p>cnn: filer size</text:p>
          </table:table-cell>
          <table:table-cell office:value-type="string" calcext:value-type="string">
            <text:p>cnn:# of filters</text:p>
          </table:table-cell>
          <table:table-cell office:value-type="string" calcext:value-type="string">
            <text:p>cnn overlapping filters</text:p>
          </table:table-cell>
          <table:table-cell office:value-type="string" calcext:value-type="string">
            <text:p>hidden neurons </text:p>
          </table:table-cell>
          <table:table-cell office:value-type="string" calcext:value-type="string">
            <text:p>max pooling</text:p>
          </table:table-cell>
          <table:table-cell office:value-type="string" calcext:value-type="string">
            <text:p>mean pooling</text:p>
          </table:table-cell>
          <table:table-cell office:value-type="string" calcext:value-type="string">
            <text:p>last pooling</text:p>
          </table:table-cell>
          <table:table-cell office:value-type="string" calcext:value-type="string">
            <text:p>other poolings</text:p>
          </table:table-cell>
          <table:table-cell office:value-type="string" calcext:value-type="string">
            <text:p>timeDistributredLayer</text:p>
          </table:table-cell>
          <table:table-cell office:value-type="string" calcext:value-type="string">
            <text:p>fully connected layers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 of peaple</text:p>
          </table:table-cell>
          <table:table-cell office:value-type="string" calcext:value-type="string">
            <text:p># of activities</text:p>
          </table:table-cell>
          <table:table-cell office:value-type="string" calcext:value-type="string">
            <text:p>overlapping segments at input </text:p>
          </table:table-cell>
          <table:table-cell office:value-type="string" calcext:value-type="string">
            <text:p>Dropout / keep propability</text:p>
          </table:table-cell>
          <table:table-cell office:value-type="string" calcext:value-type="string">
            <text:p>extra explanation</text:p>
          </table:table-cell>
          <table:table-cell office:value-type="string" calcext:value-type="string">
            <text:p>precision and recall score for different classes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table:style-name="ce1" office:value-type="percentage" office:value="0.5" calcext:value-type="percentage">
            <text:p>50.00%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unnormalized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2,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cnn / 0.7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slow learning (process eliminated)</text:p>
          </table:table-cell>
          <table:covered-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" office:value-type="percentage" office:value="0.2" calcext:value-type="percentage">
            <text:p>20.00%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 + bug fi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3" calcext:value-type="float">
            <text:p>0.8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6" calcext:value-type="float">
            <text:p>0.86</text:p>
          </table:table-cell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ll rnn ouput to fc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string" calcext:value-type="string">
            <text:p>3 *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Using 3 separate RNNs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5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ectional rnn</text:p>
          </table:table-cell>
          <table:table-cell/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.97" calcext:value-type="float">
            <text:p>0.9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/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0.97" calcext:value-type="float">
            <text:p>0.9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 office:value-type="string" calcext:value-type="string">
            <text:p>test precision score: <text:s/>[0.80508475 0.8115942 <text:s/>0.66666667 0.51515152 0.86935484 0.824175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53846154 1. <text:s text:c="8"/>0.6 <text:s text:c="7"/>0.33333333 0.6857142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71014493 0.97012302 0.508771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5843373 0.75167785 0.66666667 0.47222222 0.91047297 0.852272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75 <text:s text:c="5"/>0.91666667 0.4137931 <text:s/>0.25 <text:s text:c="6"/>0.6153846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48039216 0.97183099 0.5370370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health (no normalization)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80451489 0.52777778 0.54545455 0.74683544 0.51428571 0.3684210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46666667 0.35294118 0.45098039 0.39189189 0.46031746 0.47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14285714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6518595 0.55072464 0.44444444 0.77631579 0.24657534 0.1707317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38888889 0.30508475 0.28395062 0.44615385 0.38666667 0.5507246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( 5 classes with most data instances)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90677966 0.87218045 0.95044248 0.98392283 0.47222222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92774566 0.84057971 0.95551601 0.97607656 0.45945946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172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43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357. <text:s text:c="2"/>0. 131. <text:s text:c="2"/>0. <text:s text:c="2"/>0. 592. <text:s text:c="2"/>0. <text:s text:c="2"/>0. <text:s text:c="2"/>0. <text:s text:c="2"/>0. <text:s text:c="2"/>0. <text:s text:c="2"/>0. <text:s text:c="2"/>0. <text:s text:c="2"/>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3"/>0. <text:s text:c="2"/>0. 605. <text:s text:c="2"/>0. <text:s/>39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82. <text:s text:c="2"/>0. <text:s/>33. <text:s text:c="2"/>0. <text:s text:c="2"/>0. 149. <text:s text:c="2"/>0. <text:s text:c="2"/>0. <text:s text:c="2"/>0. <text:s text:c="2"/>0. <text:s text:c="2"/>0. <text:s text:c="2"/>0. <text:s text:c="2"/>0. <text:s text:c="2"/>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3"/>0. <text:s text:c="2"/>0. 160. <text:s text:c="2"/>0. <text:s text:c="2"/>7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80555556 0.84722222 0.98484848 0.80597015 0.80597015 0.5584415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84482759 0.65306122 0.8313253 <text:s/>0.61038961 0.710144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90625 <text:s text:c="3"/>0.81333333 1. <text:s text:c="8"/>0.94736842 0.7012987 <text:s/>0.7288135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9032258 0.42105263 0.94520548 0.67142857 0.62025316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7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19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0. 69. 75. 74. 67. 74. 70. 67. 64. 75. 74. 73. <text:s/>0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0. 21. 15. 16. 23. 20. 12. 19. 22. 15. 16. 17. <text:s/>0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65971317 0.3501199 <text:s/>0.81959379 0.64212329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75522388 0.28239845 0.83050847 0.58915947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398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99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<text:s text:c="2"/>0. 1327. <text:s text:c="3"/>0. <text:s/>494. <text:s/>825. <text:s text:c="3"/>0. <text:s text:c="3"/>0. 1337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<text:s/>0. 371. <text:s text:c="2"/>0. 132. 175. <text:s text:c="2"/>0. <text:s text:c="2"/>0. 318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93" calcext:value-type="float">
            <text:p>0.9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map2( no normalization )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59467097 0.91105769 0.75 <text:s text:c="6"/>0.6022409 <text:s/>0.63850688 0.8585365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2704082 0.71291866 0.33918129 0.31550802 0.40869565 0.5511221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65168539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70209724 0.86136364 0.75694444 0.53349876 0.62260536 0.8543689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7445652 0.71634615 0.21969697 0.2718894 <text:s/>0.37203166 0.3960573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58 <text:s text:c="5"/>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2560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640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8326. 1684. 1680. 1689. 2106. <text:s/>879. 1446. 1704. 1031. <text:s/>922. 1528. 217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2"/>443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2046. <text:s/>460. <text:s/>382. <text:s/>426. <text:s/>550. <text:s/>216. <text:s/>386. <text:s/>389. <text:s/>279. <text:s/>253. <text:s/>423. <text:s/>485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2"/>108.]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float" office:value="0.64" calcext:value-type="float">
            <text:p>0.64</text:p>
          </table:table-cell>
          <table:table-cell office:value-type="float" office:value="0.96" calcext:value-type="float">
            <text:p>0.9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map2( no normalization )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3 consecutive RNNs + AdamOptimizer</text:p>
          </table:table-cell>
          <table:table-cell office:value-type="string" calcext:value-type="string">
            <text:p>test precision score: <text:s/>[0.80508475 0.8115942 <text:s/>0.66666667 0.51515152 0.86935484 0.824175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53846154 1. <text:s text:c="8"/>0.6 <text:s text:c="7"/>0.33333333 0.6857142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71014493 0.97012302 0.508771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5843373 0.75167785 0.66666667 0.47222222 0.91047297 0.852272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75 <text:s text:c="5"/>0.91666667 0.4137931 <text:s/>0.25 <text:s text:c="6"/>0.6153846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48039216 0.97183099 0.5370370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6" calcext:value-type="float">
            <text:p>0.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0, 3), (6,3), (3,3)</text:p>
          </table:table-cell>
          <table:table-cell office:value-type="string" calcext:value-type="string">
            <text:p>20, 20, 10</text:p>
          </table:table-cell>
          <table:table-cell office:value-type="string" calcext:value-type="string">
            <text:p>Yes → strides: (3, 1), (3,1), (1,1)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map2( no normalization )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3 layers cnn + one rnn layer</text:p>
          </table:table-cell>
          <table:table-cell office:value-type="string" calcext:value-type="string">
            <text:p>test precision score: <text:s/>[0.63752122 0.93564356 0.79365079 0.6122449 <text:s/>0.74117647 0.9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85051546 0.85046729 0.60638298 0.46296296 0.64556962 0.671755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704918 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72142171 0.87906977 0.72463768 0.56603774 0.71052632 0.8818181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90163934 0.86666667 0.43181818 0.42372881 0.52040816 0.6616541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85454545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7" calcext:value-type="float">
            <text:p>0.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0, 3), (6,3), (3,3)</text:p>
          </table:table-cell>
          <table:table-cell office:value-type="string" calcext:value-type="string">
            <text:p>20, 20, 10</text:p>
          </table:table-cell>
          <table:table-cell office:value-type="string" calcext:value-type="string">
            <text:p>Yes → strides: (3, 1), (3,1), (1,1)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map2( no normalization )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3 layers cnn + one rnn layer</text:p>
          </table:table-cell>
          <table:table-cell office:value-type="string" calcext:value-type="string">
            <text:p>test precision score: <text:s/>[0.66604478 0.90196078 0.74257426 0.58823529 0.72955975 0.9583333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83673469 0.85087719 0.60655738 0.52380952 0.74390244 0.7222222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86956522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67870722 0.85185185 0.72115385 0.56603774 0.87218045 0.8363636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89130435 0.92380952 0.55223881 0.55 <text:s text:c="6"/>0.62244898 0.6842105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1428571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 style:data-style-name="N2" text:time-value="14:49:11.706522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4:45:28.779694298</meta:creation-date>
    <dc:date>2019-07-31T14:57:34.356311635</dc:date>
    <meta:editing-duration>PT10H56M51S</meta:editing-duration>
    <meta:editing-cycles>57</meta:editing-cycles>
    <meta:generator>LibreOffice/6.0.7.3$Linux_X86_64 LibreOffice_project/00m0$Build-3</meta:generator>
    <meta:document-statistic meta:table-count="1" meta:cell-count="940" meta:object-count="0"/>
  </office:meta>
</office:document-meta>
</file>